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paragraph-properties fo:margin-left="0.9368in">
        <style:tab-stops/>
      </style:paragraph-properties>
    </style:style>
    <style:style style:name="P9" style:parent-style-name="Standard" style:family="paragraph">
      <style:paragraph-properties fo:margin-left="0.9368in">
        <style:tab-stops/>
      </style:paragraph-properties>
    </style:style>
    <style:style style:name="P10" style:parent-style-name="Standard" style:family="paragraph">
      <style:text-properties fo:font-weight="bold" style:font-weight-asian="bold" style:font-weight-complex="bold"/>
    </style:style>
    <style:style style:name="P11" style:parent-style-name="Standard" style:family="paragraph">
      <style:paragraph-properties fo:margin-left="0.9368in">
        <style:tab-stops/>
      </style:paragraph-properties>
    </style:style>
  </office:automatic-styles>
  <office:body>
    <office:text text:use-soft-page-breaks="true">
      <text:p text:style-name="P1">James Byron and Brady Goldman</text:p>
      <text:p text:style-name="Standard"/>
      <text:p text:style-name="P2">Data Design and Process Document</text:p>
      <text:p text:style-name="Standard"/>
      <text:p text:style-name="P3">GitHub Repository:</text:p>
      <text:p text:style-name="Standard"><text:tab/><text:a xlink:href="https://github.com/JamesByron/CMPS_263" office:target-frame-name="_top" xlink:show="replace">https://github.com/JamesByron/CMPS_263</text:a></text:p>
      <text:p text:style-name="Standard"/>
      <text:p text:style-name="Standard">We<text:s/>will visualize the factors that contribute to the employment or unemployment of persons with disabilities. <text:s/>Our datasets expose several pieces of information that define the employment of persons with disabilities across a range of variables.</text:p>
      <text:p text:style-name="Standard"/>
      <text:p text:style-name="Standard">No single piece of data reveals all the factors that lead to the employment of persons with disabilities. <text:s/>We hope to show which factors are the most influential in characterizing the probability that a person with a disability will reach employment. <text:s/>Such factors may<text:s/>include variable personal attributes such as educational attainment, location, or occupation. <text:s/>Other factors may include inflexible personal attributes such as the type of disability, sex, race or ethnicity, or age. <text:s/>Our datasets include most of these variables to some degree of precision. <text:s/>Our datasets do not include a description of the nature or severity of each person's disability, which means we may need to scrape more data or assume that disability features remain constant across the various demographic categories in order to justify our visualizations and conclusions.</text:p>
      <text:p text:style-name="Standard"/>
      <text:p text:style-name="Standard">Our datasets come from the US Department of Labor, Bureau of Labor Statistics and Cornell University's Institute on Employment and Disability. <text:s/>Both datasets are based on the American<text:s/>Community Survey (ACS), which captures data from approximately 3 million addresses every year. <text:s/>In the case of data from the Bureau of Labor Statistics, the dataset includes projections from the assumptions of the Department of Labor. <text:s/>Such projections are<text:s/>not based on any statistical fact; rather, they depend on projections of economic activity throughout the US.</text:p>
      <text:p text:style-name="P4"/>
      <text:p text:style-name="P5">Data Scraping Process:</text:p>
      <text:p text:style-name="Standard"/>
      <text:p text:style-name="Standard">We wrote a script using Selenium to generate and extract tables for each year between 2008-2015 on<text:s/><text:a xlink:href="http://disabilitystatistics.org/reports/acs.cfm?statistic=2" office:target-frame-name="_top" xlink:show="replace">http://disabilitystatistics.org/reports/acs.cfm?statistic=2</text:a><text:s/>describing employment rates for disabled<text:s/>and non-persons by state. <text:s/>The script is geared specifically for Chrome and requires installation of the latest version of ChromeDriver (<text:a xlink:href="https://sites.google.com/a/chromium.org/chromedriver/downloads" office:target-frame-name="_top" xlink:show="replace">https://sites.google.com/a/chromium.org/chromedriver/downloads</text:a>). <text:s/>The location of chromedriver.exe should be changed in the script based on the location of its installation. <text:s/>After the script is run, a .csv file will be generated for each table extracted.</text:p>
      <text:p text:style-name="P6"/>
      <text:p text:style-name="Standard"><text:span text:style-name="T7">Employment Data and Projections:</text:span></text:p>
      <text:p text:style-name="Standard"><text:tab/>Source:</text:p>
      <text:p text:style-name="Standard"><text:tab/><text:tab/><text:a xlink:href="https://www.dol.gov/odep/xls/DisabilityOccupationalProjections2012-2022.xls" office:target-frame-name="_top" xlink:show="replace">https://www.dol.gov/odep/xls/DisabilityOccupationalProjections2012-2022.xls</text:a></text:p>
      <text:p text:style-name="Standard"><text:tab/>Data File:</text:p>
      <text:p text:style-name="Standard"><text:tab/><text:tab/>DisabilityOccupationalProjections2012-2022.xls</text:p>
      <text:p text:style-name="Standard"><text:tab/>Description:</text:p>
      <text:p text:style-name="P8">This datafile contains broad spectrum information related to the employment of persons with disabilities. <text:s/>Datasets include the prevalence of persons with disabilities in the population, the labor force participation rate and unemployment rate of disabled persons, and disability employment status by demographic, state, education level, and profession. <text:s/>The dataset also includes projections of future employment of persons with disabilities in 2022.</text:p>
      <text:p text:style-name="P9"/>
      <text:p text:style-name="P10">Unemployment of Persons with Disabilities:</text:p>
      <text:p text:style-name="Standard"><text:tab/>Source:</text:p>
      <text:p text:style-name="Standard"><text:tab/><text:tab/><text:a xlink:href="http://disabilitystatistics.org/reports/acs.cfm?statistic=2" office:target-frame-name="_top" xlink:show="replace">http://disabilitystatistics.org/reports/acs.cfm?statistic=2</text:a></text:p>
      <text:p text:style-name="Standard"><text:tab/>Data Files:</text:p>
      <text:p text:style-name="Standard"><text:tab/><text:tab/>data_with_2008.csv</text:p>
      <text:p text:style-name="Standard"><text:tab/><text:tab/>data_with_2009.csv</text:p>
      <text:p text:style-name="Standard"><text:tab/><text:tab/>data_with_2010.csv</text:p>
      <text:p text:style-name="Standard"><text:tab/><text:tab/>data_with_2011.csv</text:p>
      <text:p text:style-name="Standard"><text:tab/><text:tab/>data_with_2012.csv</text:p>
      <text:p text:style-name="Standard"><text:tab/><text:tab/>data_with_2013.csv</text:p>
      <text:p text:style-name="Standard"><text:tab/><text:tab/>data_with_2014.csv</text:p>
      <text:p text:style-name="Standard"><text:tab/><text:tab/>data_with_2015.csv</text:p>
      <text:p text:style-name="Standard"><text:tab/><text:tab/>data_without_2008.csv</text:p>
      <text:p text:style-name="Standard"><text:tab/><text:tab/>data_without_2009.csv</text:p>
      <text:p text:style-name="Standard"><text:tab/><text:tab/>data_without_2010.csv</text:p>
      <text:p text:style-name="Standard"><text:tab/><text:tab/>data_without_2011.csv</text:p>
      <text:p text:style-name="Standard"><text:tab/><text:tab/>data_without_2012.csv</text:p>
      <text:p text:style-name="Standard"><text:tab/><text:tab/>data_without_2013.csv</text:p>
      <text:p text:style-name="Standard"><text:tab/><text:tab/>data_without_2014.csv</text:p>
      <text:p text:style-name="Standard"><text:tab/><text:tab/>data_without_2015.csv</text:p>
      <text:p text:style-name="Standard"><text:tab/>Description:</text:p>
      <text:p text:style-name="P11">Unemployment of persons aged 18-64 with disabilities by state in the years 2008 to 2015. <text:s/>This dataset shows how employment of the disabled has changed in the eight years that data are avail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7-02-28T23:50:00Z</meta:creation-date>
    <dc:date>2017-03-02T01:15:00Z</dc:date>
    <meta:template xlink:href="Normal" xlink:type="simple"/>
    <meta:editing-cycles>8</meta:editing-cycles>
    <meta:editing-duration>PT6780S</meta:editing-duration>
    <meta:document-statistic meta:page-count="2" meta:paragraph-count="8" meta:word-count="615" meta:character-count="4114" meta:row-count="29" meta:non-whitespace-character-count="3507"/>
  </office:meta>
</office:document-meta>
</file>